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officeooo:paragraph-rsid="001a0311" style:font-size-asian="11pt" style:font-size-complex="11pt"/>
    </style:style>
    <style:style style:name="P2" style:family="paragraph" style:parent-style-name="Standard" style:list-style-name="WWNum2">
      <style:text-properties fo:font-size="11pt" officeooo:paragraph-rsid="001a0311" style:font-size-asian="11pt" style:font-size-complex="11pt"/>
    </style:style>
    <style:style style:name="P3" style:family="paragraph" style:parent-style-name="Standard" style:list-style-name="WWNum3">
      <style:text-properties fo:font-size="11pt" officeooo:rsid="001ececb" officeooo:paragraph-rsid="001a0311" style:font-size-asian="11pt" style:font-size-complex="11pt"/>
    </style:style>
    <style:style style:name="P4" style:family="paragraph" style:parent-style-name="Standard">
      <style:text-properties fo:font-size="11pt" officeooo:paragraph-rsid="001a0311" style:font-size-asian="11pt" style:font-size-complex="11pt"/>
    </style:style>
    <style:style style:name="P5" style:family="paragraph" style:parent-style-name="Standard" style:list-style-name="WWNum3">
      <style:text-properties fo:font-size="11pt" officeooo:rsid="001a0311" officeooo:paragraph-rsid="001a0311" style:font-size-asian="11pt" style:font-size-complex="11pt"/>
    </style:style>
    <style:style style:name="P6" style:family="paragraph" style:parent-style-name="Standard">
      <style:text-properties fo:font-size="11pt" style:text-underline-style="solid" style:text-underline-width="auto" style:text-underline-color="font-color" officeooo:paragraph-rsid="001a0311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fo:font-weight="bold" officeooo:paragraph-rsid="001a0311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paragraph-rsid="001a0311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1a0311"/>
    </style:style>
    <style:style style:name="P10" style:family="paragraph" style:parent-style-name="Standard" style:list-style-name="WWNum2">
      <style:text-properties officeooo:rsid="001ececb" officeooo:paragraph-rsid="001a0311"/>
    </style:style>
    <style:style style:name="P11" style:family="paragraph" style:parent-style-name="Standard" style:list-style-name="WWNum4">
      <style:text-properties officeooo:rsid="001ececb" officeooo:paragraph-rsid="001a0311"/>
    </style:style>
    <style:style style:name="P12" style:family="paragraph" style:parent-style-name="Standard" style:list-style-name="WWNum2">
      <style:text-properties officeooo:rsid="001d1e4a" officeooo:paragraph-rsid="001a0311"/>
    </style:style>
    <style:style style:name="P13" style:family="paragraph" style:parent-style-name="Standard">
      <style:text-properties officeooo:rsid="001d1e4a" officeooo:paragraph-rsid="001a0311"/>
    </style:style>
    <style:style style:name="P14" style:family="paragraph" style:parent-style-name="Standard">
      <style:text-properties officeooo:paragraph-rsid="001a0311"/>
    </style:style>
    <style:style style:name="P15" style:family="paragraph" style:parent-style-name="Standard" style:list-style-name="WWNum4">
      <style:text-properties officeooo:rsid="001a0311" officeooo:paragraph-rsid="001a0311"/>
    </style:style>
    <style:style style:name="P16" style:family="paragraph" style:parent-style-name="Standard">
      <style:paragraph-properties fo:margin-left="0.7cm" fo:margin-right="0cm" fo:text-indent="0cm" style:auto-text-indent="false"/>
      <style:text-properties fo:font-size="11pt" officeooo:paragraph-rsid="001a0311" style:font-size-asian="11pt" style:font-size-complex="11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1pt" fo:font-weight="bold" officeooo:paragraph-rsid="001a0311" style:font-size-asian="11pt" style:font-weight-asian="bold" style:font-size-complex="11pt"/>
    </style:style>
    <style:style style:name="P18" style:family="paragraph" style:parent-style-name="No_20_Spacing1" style:list-style-name="WWNum1">
      <style:text-properties officeooo:paragraph-rsid="001a0311"/>
    </style:style>
    <style:style style:name="T1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2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1d1e4a" style:font-size-asian="11pt" style:font-size-complex="11pt"/>
    </style:style>
    <style:style style:name="T6" style:family="text">
      <style:text-properties fo:font-size="11pt" officeooo:rsid="001a0311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officeooo:rsid="001ececb"/>
    </style:style>
    <style:style style:name="T10" style:family="text">
      <style:text-properties officeooo:rsid="001d1e4a"/>
    </style:style>
    <style:style style:name="T11" style:family="text">
      <style:text-properties style:text-position="super 58%" fo:font-size="11pt" style:font-size-asian="11pt" style:font-size-complex="11pt"/>
    </style:style>
    <style:style style:name="T12" style:family="text">
      <style:text-properties officeooo:rsid="001a03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niversité Paris Diderot</text:p>
      <text:p text:style-name="P4"/>
      <text:p text:style-name="P14"><text:span text:style-name="T1">PROJETS :</text:span><text:span text:style-name="T4"> <text:s/><text:tab/>Cimp - Console Image Manipulation Program</text:span></text:p>
      <text:p text:style-name="P9"/>
      <text:p text:style-name="P1"><text:tab/><text:tab/></text:p>
      <text:p text:style-name="P14"><text:span text:style-name="T3">Date </text:span><text:span text:style-name="T4">: <text:s/>Mardi </text:span><text:span text:style-name="T6">09</text:span><text:span text:style-name="T4">/0</text:span><text:span text:style-name="T6">4</text:span><text:span text:style-name="T4">/201</text:span><text:span text:style-name="T5">9</text:span></text:p>
      <text:p text:style-name="P14"><text:span text:style-name="T3">Début de séance</text:span><text:span text:style-name="T4"> : </text:span><text:s/><text:span text:style-name="T12">9</text:span><text:span text:style-name="T4"> : 30 </text:span><text:span text:style-name="T11">H</text:span></text:p>
      <text:p text:style-name="P14"><text:span text:style-name="T3">Levée de la séance</text:span><text:span text:style-name="T4"> : <text:s/>1</text:span><text:span text:style-name="T6">3</text:span><text:span text:style-name="T4"> : 30 </text:span><text:span text:style-name="T11">H</text:span></text:p>
      <text:p text:style-name="P6">Etaient présents :</text:p>
      <text:list xml:id="list788398438513488423" text:style-name="WWNum1">
        <text:list-item>
          <text:p text:style-name="P18">RAAB Djamel</text:p>
        </text:list-item>
        <text:list-item>
          <text:p text:style-name="P18">HADJEBAR Rabah</text:p>
        </text:list-item>
        <text:list-item>
          <text:p text:style-name="P18">MOUSSI Inesse</text:p>
        </text:list-item>
      </text:list>
      <text:p text:style-name="P6"/>
      <text:p text:style-name="P14"><text:span text:style-name="T3">Etaient absents</text:span><text:span text:style-name="T4"> :</text:span></text:p>
      <text:list xml:id="list2890654425023649326" text:style-name="WWNum2">
        <text:list-item>
          <text:p text:style-name="P2"><text:s/>Aucun.</text:p>
        </text:list-item>
      </text:list>
      <text:p text:style-name="P16"/>
      <text:p text:style-name="P14"><text:span text:style-name="T3">Rapporteur</text:span><text:span text:style-name="T4"> : <text:s text:c="2"/>MOUSSI Inesse</text:span></text:p>
      <text:p text:style-name="P4"/>
      <text:p text:style-name="P7">Ordre du jour </text:p>
      <text:list xml:id="list2586652880432624212" text:style-name="WWNum3">
        <text:list-item>
          <text:p text:style-name="P3">Programmation de<text:span text:style-name="T12">s fonctions principales</text:span></text:p>
        </text:list-item>
        <text:list-item>
          <text:p text:style-name="P5">Réflexion sur le reste du projet </text:p>
        </text:list-item>
      </text:list>
      <text:p text:style-name="P4"/>
      <text:p text:style-name="P7">Les Points abordés et les décisions prises :</text:p>
      <text:list xml:id="list111253730861063" text:continue-list="list2890654425023649326" text:style-name="WWNum2">
        <text:list-item>
          <text:p text:style-name="P10">P<text:span text:style-name="T12">rogrammation des fonctions : copier(), couper(), coller(), sélectionner(). </text:span><text:s/></text:p>
        </text:list-item>
        <text:list-item>
          <text:p text:style-name="P12"><text:span text:style-name="T12">Programmation de la fonction Zoom() et remplissage d’une zone sélectionnée </text:span>. </text:p>
        </text:list-item>
        <text:list-item>
          <text:p text:style-name="P12"><text:span text:style-name="T12">Programmation de la fonction rotation à gauche, à droite, effet miroir.</text:span> </text:p>
          <text:p text:style-name="P12"/>
        </text:list-item>
      </text:list>
      <text:p text:style-name="P7"/>
      <text:p text:style-name="P7">A préparer pour la prochaine réunion : </text:p>
      <text:list xml:id="list228101659755018559" text:style-name="WWNum4">
        <text:list-item>
          <text:p text:style-name="P11">Programmation d’<text:span text:style-name="T12">un parser <text:s/>(ligne de commande)</text:span></text:p>
        </text:list-item>
        <text:list-item>
          <text:p text:style-name="P15">Ouverture et gestion de plusieurs fenêtre </text:p>
          <text:p text:style-name="P15"/>
        </text:list-item>
      </text:list>
      <text:p text:style-name="P13"/>
      <text:p text:style-name="P8"/>
      <text:p text:style-name="P14"><text:span text:style-name="T2"><text:s/>Date de la p</text:span><text:span text:style-name="T8">rochaine réunion</text:span> : <text:span text:style-name="T9">vendredi</text:span> <text:span text:style-name="T12">15</text:span>/0<text:span text:style-name="T12">4</text:span>/2019 <text:s/><text:span text:style-name="T4"><text:s text:c="48"/></text:span><text:span text:style-name="T7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1" style:display-name="No Spacing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2pt" fo:language="fr" fo:country="FR" style:font-name-asian="Times New Roman" style:font-family-asian="'Times New Roman'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775cm" fo:text-indent="-0.7cm" fo:margin-left="3.875cm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1:05:30.578373532</meta:creation-date>
    <dc:date>2019-04-09T11:12:52.379791509</dc:date>
    <meta:editing-duration>PT7M35S</meta:editing-duration>
    <meta:editing-cycles>1</meta:editing-cycles>
    <meta:document-statistic meta:table-count="0" meta:image-count="0" meta:object-count="0" meta:page-count="1" meta:paragraph-count="26" meta:word-count="140" meta:character-count="867" meta:non-whitespace-character-count="692"/>
    <meta:generator>LibreOffice/5.1.6.2$Linux_X86_64 LibreOffice_project/10m0$Build-2</meta:generator>
  </office:meta>
</office:document-meta>
</file>